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ESUS TRINIDAD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REZ HIDALGO, CRISTHOFER ADDERLY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9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REZ HIDALGO, CRISTHOFER ADDERL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9377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8T20:43:3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